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51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transparent" fo:border="0.06pt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3">
        <table:table-column table:style-name="co2" table:default-cell-style-name="ce5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4" table:number-columns-repeated="1020" table:default-cell-style-name="ce9"/>
        <table:table-row table:style-name="ro2">
          <table:table-cell table:style-name="ce2" office:value-type="string" calcext:value-type="string">
            <text:p>dtype URI</text:p>
          </table:table-cell>
          <table:table-cell table:style-name="ce6" office:value-type="string" calcext:value-type="string">
            <text:p>URI 1 has &lt;relationship&gt; URI 2</text:p>
          </table:table-cell>
          <table:table-cell table:style-name="ce6" office:value-type="string" calcext:value-type="string">
            <text:p>ECV URI</text:p>
          </table:table-cell>
          <table:table-cell table:style-name="ce6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a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x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y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er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aeros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t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e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w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w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jc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ld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cloud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fir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o2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hg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4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hg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laciers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m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glaciers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e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f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gl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iceShee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type_lcc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a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w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now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dv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l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ai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landCov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ocPro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chlor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lw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rr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k_490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to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bb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g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p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io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ceanCo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t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n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lp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ozon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c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ie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Ice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l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ad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tr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mslamp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eaLevel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Int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kin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Subsk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Depth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tFnd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v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sms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v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type_swisa</text:p>
          </table:table-cell>
          <table:table-cell table:style-name="ce8" office:value-type="string" calcext:value-type="string">
            <text:p>broader</text:p>
          </table:table-cell>
          <table:table-cell table:style-name="ce4" office:value-type="string" calcext:value-type="string">
            <text:p>cciecv_soilMst</text:p>
          </table:table-cell>
          <table:table-cell table:style-name="ce8" office:value-type="string" calcext:value-type="string">
            <text:p>narrower</text:p>
          </table:table-cell>
          <table:table-cell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4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1:17:12.699108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6-03-11T08:28:02Z</meta:creation-date>
    <dc:date>2016-04-28T11:21:20.657480491</dc:date>
    <meta:editing-duration>PT16M52S</meta:editing-duration>
    <meta:editing-cycles>5</meta:editing-cycles>
    <meta:document-statistic meta:table-count="3" meta:cell-count="284" meta:object-count="0"/>
  </office:meta>
</office:document-meta>
</file>